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a352f0"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9b96dc"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a4de9e" officeooo:paragraph-rsid="08a4de9e"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8e81d6"/>
    </style:style>
    <style:style style:name="P42"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44"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45"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d41cd" style:font-size-asian="12pt" style:font-style-asian="normal" style:font-weight-asian="bold" style:font-size-complex="12pt" style:font-style-complex="normal" style:font-weight-complex="bold"/>
    </style:style>
    <style:style style:name="P46"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47"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49" style:family="paragraph" style:parent-style-name="Heading_20_2">
      <style:paragraph-properties fo:margin-left="0cm" fo:margin-right="0cm" fo:margin-top="0cm" fo:margin-bottom="0cm" loext:contextual-spacing="false" fo:line-height="100%" fo:text-align="center" style:justify-single-word="false" fo:text-indent="0cm" style:auto-text-indent="false" fo:break-before="page"/>
      <style:text-properties fo:font-size="18pt" fo:language="es" fo:country="CO" fo:font-style="normal" fo:font-weight="bold" officeooo:rsid="08a4de9e" officeooo:paragraph-rsid="08a4de9e" style:font-size-asian="18pt" style:font-style-asian="normal" style:font-weight-asian="bold" style:font-size-complex="18pt" style:font-style-complex="normal" style:font-weight-complex="bold"/>
    </style:style>
    <style:style style:name="P5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5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5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5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d41cd" style:font-size-asian="12pt" style:font-weight-asian="normal" style:font-size-complex="12pt" style:font-weight-complex="normal"/>
    </style:style>
    <style:style style:name="P5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d41cd"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61"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62"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63"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64"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65"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66"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67" style:family="paragraph" style:parent-style-name="Text_20_body"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8" style:family="paragraph" style:parent-style-name="Heading_20_1"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69"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70"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1"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7"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78"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af4419"/>
    </style:style>
    <style:style style:name="P79"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af4419" style:font-size-asian="12pt" style:font-style-asian="normal" style:font-weight-asian="normal" style:font-size-complex="12pt" style:font-style-complex="normal" style:font-weight-complex="normal"/>
    </style:style>
    <style:style style:name="P80"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d29f2d" style:font-size-asian="12pt" style:font-style-asian="normal" style:font-weight-asian="normal" style:font-size-complex="12pt" style:font-style-complex="normal" style:font-weight-complex="normal"/>
    </style:style>
    <style:style style:name="P81"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b0ff4a" style:font-size-asian="12pt" style:font-style-asian="normal" style:font-weight-asian="normal" style:font-size-complex="12pt" style:font-style-complex="normal" style:font-weight-complex="normal"/>
    </style:style>
    <style:style style:name="P8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8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8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af4419" style:font-size-asian="12pt" style:font-style-asian="normal" style:font-weight-asian="normal" style:font-size-complex="12pt" style:font-style-complex="normal" style:font-weight-complex="normal"/>
    </style:style>
    <style:style style:name="P8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7a8c415" style:font-size-asian="12pt" style:font-style-asian="normal" style:font-weight-asian="normal" style:font-size-complex="12pt" style:font-style-complex="normal" style:font-weight-complex="normal"/>
    </style:style>
    <style:style style:name="P8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8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b0ff4a" style:font-size-asian="12pt" style:font-style-asian="normal" style:font-weight-asian="normal" style:font-size-complex="12pt" style:font-style-complex="normal" style:font-weight-complex="normal"/>
    </style:style>
    <style:style style:name="P8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af4419" style:font-size-asian="12pt" style:font-style-asian="normal" style:font-weight-asian="normal" style:font-size-complex="12pt" style:font-style-complex="normal" style:font-weight-complex="normal"/>
    </style:style>
    <style:style style:name="P8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56744f" style:font-size-asian="12pt" style:font-style-asian="normal" style:font-weight-asian="normal" style:font-size-complex="12pt" style:font-style-complex="normal" style:font-weight-complex="normal"/>
    </style:style>
    <style:style style:name="P90"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font-style="normal" fo:font-weight="normal" officeooo:paragraph-rsid="08af4419" style:font-size-asian="12pt" style:font-style-asian="normal" style:font-weight-asian="normal" style:font-size-complex="12pt" style:font-style-complex="normal" style:font-weight-complex="normal"/>
    </style:style>
    <style:style style:name="P91"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officeooo:paragraph-rsid="08c5dc79"/>
    </style:style>
    <style:style style:name="P93" style:family="paragraph" style:parent-style-name="Standard" style:list-style-name="L4">
      <style:paragraph-properties fo:margin-left="1.27cm" fo:margin-right="0cm" fo:margin-top="0cm" fo:margin-bottom="0cm" loext:contextual-spacing="false" fo:line-height="100%" fo:text-align="start" style:justify-single-word="false" fo:text-indent="0cm" style:auto-text-indent="false"/>
      <style:text-properties officeooo:paragraph-rsid="08c87889"/>
    </style:style>
    <style:style style:name="P94" style:family="paragraph" style:parent-style-name="Standard" style:list-style-name="L4">
      <style:paragraph-properties fo:margin-left="1.27cm" fo:margin-right="0cm" fo:margin-top="0cm" fo:margin-bottom="0cm" loext:contextual-spacing="false" fo:line-height="100%" fo:text-align="start" style:justify-single-word="false" fo:text-indent="0cm" style:auto-text-indent="false"/>
      <style:text-properties officeooo:paragraph-rsid="08ca1e9a"/>
    </style:style>
    <style:style style:name="P95" style:family="paragraph" style:parent-style-name="Standard" style:list-style-name="L2">
      <loext:graphic-properties draw:fill="none"/>
      <style:paragraph-properties fo:margin-top="0cm" fo:margin-bottom="0cm" loext: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b35d43"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d7d1b8" officeooo:paragraph-rsid="08d7d1b8"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c5996c"/>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d8638"/>
    </style:style>
    <style:style style:name="T20" style:family="text">
      <style:text-properties fo:language="es" fo:country="CO" officeooo:rsid="08463f44"/>
    </style:style>
    <style:style style:name="T21" style:family="text">
      <style:text-properties officeooo:rsid="0841dc71"/>
    </style:style>
    <style:style style:name="T22" style:family="text">
      <style:text-properties officeooo:rsid="08487863"/>
    </style:style>
    <style:style style:name="T23" style:family="text">
      <style:text-properties officeooo:rsid="084c0381"/>
    </style:style>
    <style:style style:name="T24" style:family="text">
      <style:text-properties officeooo:rsid="084f5a0e"/>
    </style:style>
    <style:style style:name="T25" style:family="text">
      <style:text-properties officeooo:rsid="0853b2b5"/>
    </style:style>
    <style:style style:name="T26" style:family="text">
      <style:text-properties officeooo:rsid="08542fbd"/>
    </style:style>
    <style:style style:name="T27" style:family="text">
      <style:text-properties officeooo:rsid="085b4b5a"/>
    </style:style>
    <style:style style:name="T28" style:family="text">
      <style:text-properties officeooo:rsid="085cc021"/>
    </style:style>
    <style:style style:name="T29" style:family="text">
      <style:text-properties officeooo:rsid="085dcf91"/>
    </style:style>
    <style:style style:name="T30" style:family="text">
      <style:text-properties officeooo:rsid="085ec7be"/>
    </style:style>
    <style:style style:name="T31" style:family="text">
      <style:text-properties officeooo:rsid="085eff17"/>
    </style:style>
    <style:style style:name="T32" style:family="text">
      <style:text-properties officeooo:rsid="08623cd7"/>
    </style:style>
    <style:style style:name="T33" style:family="text">
      <style:text-properties officeooo:rsid="08636444"/>
    </style:style>
    <style:style style:name="T34" style:family="text">
      <style:text-properties officeooo:rsid="0864a153"/>
    </style:style>
    <style:style style:name="T35" style:family="text">
      <style:text-properties officeooo:rsid="0865005c"/>
    </style:style>
    <style:style style:name="T36" style:family="text">
      <style:text-properties officeooo:rsid="086673cd"/>
    </style:style>
    <style:style style:name="T37" style:family="text">
      <style:text-properties fo:language="en" fo:country="US"/>
    </style:style>
    <style:style style:name="T38" style:family="text">
      <style:text-properties officeooo:rsid="08670387"/>
    </style:style>
    <style:style style:name="T39" style:family="text">
      <style:text-properties officeooo:rsid="086aeb77"/>
    </style:style>
    <style:style style:name="T40" style:family="text">
      <style:text-properties officeooo:rsid="08765b1c"/>
    </style:style>
    <style:style style:name="T41" style:family="text">
      <style:text-properties officeooo:rsid="08777ccc"/>
    </style:style>
    <style:style style:name="T42" style:family="text">
      <style:text-properties officeooo:rsid="0877ed49"/>
    </style:style>
    <style:style style:name="T43" style:family="text">
      <style:text-properties style:font-name="Liberation Serif"/>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s" fo:country="CO" fo:font-style="normal" fo:font-weight="normal" officeooo:rsid="08a02ac3" style:font-size-asian="12pt" style:font-style-asian="normal" style:font-weight-asian="normal" style:font-size-complex="12pt" style:font-style-complex="normal" style:font-weight-complex="normal"/>
    </style:style>
    <style:style style:name="T52" style:family="text">
      <style:text-properties style:font-name="Liberation Serif" fo:font-size="12pt" fo:language="es" fo:country="CO" fo:font-style="normal" fo:font-weight="normal" officeooo:rsid="08b7eb36" style:font-size-asian="12pt" style:font-style-asian="normal" style:font-weight-asian="normal" style:font-size-complex="12pt" style:font-style-complex="normal" style:font-weight-complex="normal"/>
    </style:style>
    <style:style style:name="T53" style:family="text">
      <style:text-properties style:font-name="Liberation Serif" fo:font-size="12pt" fo:language="es" fo:country="CO" fo:font-style="normal" fo:font-weight="normal" officeooo:rsid="08b4baaa" style:font-size-asian="12pt" style:font-style-asian="normal" style:font-weight-asian="normal" style:font-size-complex="12pt" style:font-style-complex="normal" style:font-weight-complex="normal"/>
    </style:style>
    <style:style style:name="T54" style:family="text">
      <style:text-properties style:font-name="Liberation Serif" fo:font-size="12pt" fo:language="es" fo:country="CO" fo:font-style="normal" fo:font-weight="normal" officeooo:rsid="08be4335" style:font-size-asian="12pt" style:font-style-asian="normal" style:font-weight-asian="normal" style:font-size-complex="12pt" style:font-style-complex="normal" style:font-weight-complex="normal"/>
    </style:style>
    <style:style style:name="T55" style:family="text">
      <style:text-properties style:font-name="Liberation Serif" fo:font-size="12pt" fo:language="es" fo:country="CO" fo:font-style="normal" fo:font-weight="normal" officeooo:rsid="08c4041b" style:font-size-asian="12pt" style:font-style-asian="normal" style:font-weight-asian="normal" style:font-size-complex="12pt" style:font-style-complex="normal" style:font-weight-complex="normal"/>
    </style:style>
    <style:style style:name="T56" style:family="text">
      <style:text-properties style:font-name="Liberation Serif" fo:font-size="12pt" fo:language="es" fo:country="CO" fo:font-style="normal" fo:font-weight="normal" officeooo:rsid="08c3dae8" style:font-size-asian="12pt" style:font-style-asian="normal" style:font-weight-asian="normal" style:font-size-complex="12pt" style:font-style-complex="normal" style:font-weight-complex="normal"/>
    </style:style>
    <style:style style:name="T57" style:family="text">
      <style:text-properties style:font-name="Liberation Serif" fo:font-size="12pt" fo:language="es" fo:country="CO" fo:font-style="normal" fo:font-weight="normal" officeooo:rsid="08c275ce" style:font-size-asian="12pt" style:font-style-asian="normal" style:font-weight-asian="normal" style:font-size-complex="12pt" style:font-style-complex="normal" style:font-weight-complex="normal"/>
    </style:style>
    <style:style style:name="T58"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9"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60"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61"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62" style:family="text">
      <style:text-properties style:font-name="Liberation Serif" fo:font-size="12pt" fo:language="es" fo:country="CO" fo:font-style="normal" fo:font-weight="normal" officeooo:rsid="089e3ca6" style:font-name-asian="Noto Sans CJK SC Regular" style:font-size-asian="12pt" style:font-style-asian="normal" style:font-weight-asian="normal" style:font-name-complex="FreeSans" style:font-size-complex="12pt" style:font-style-complex="normal" style:font-weight-complex="normal"/>
    </style:style>
    <style:style style:name="T63" style:family="text">
      <style:text-properties style:font-name="Liberation Serif" fo:font-size="12pt" fo:language="es" fo:country="CO" fo:font-style="normal" fo:font-weight="normal" officeooo:rsid="08b19835" style:font-name-asian="Noto Sans CJK SC Regular" style:font-size-asian="12pt" style:font-style-asian="normal" style:font-weight-asian="normal" style:font-name-complex="FreeSans" style:font-size-complex="12pt" style:font-style-complex="normal" style:font-weight-complex="normal"/>
    </style:style>
    <style:style style:name="T64"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65" style:family="text">
      <style:text-properties style:font-name="Liberation Serif" fo:font-size="12pt" fo:language="es" fo:country="CO" fo:font-style="italic" fo:font-weight="normal" officeooo:rsid="088b0c17" style:font-name-asian="Noto Sans CJK SC Regular" style:font-size-asian="12pt" style:font-style-asian="italic" style:font-weight-asian="normal" style:font-name-complex="FreeSans" style:font-size-complex="12pt" style:font-style-complex="italic" style:font-weight-complex="normal"/>
    </style:style>
    <style:style style:name="T66"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67" style:family="text">
      <style:text-properties style:font-name="Liberation Serif" fo:font-size="12pt" fo:language="es" fo:country="CO" fo:font-style="italic" fo:font-weight="normal" officeooo:rsid="088b0c17" style:font-size-asian="12pt" style:font-style-asian="italic" style:font-weight-asian="normal" style:font-size-complex="12pt" style:font-style-complex="italic" style:font-weight-complex="normal"/>
    </style:style>
    <style:style style:name="T68" style:family="text">
      <style:text-properties style:font-name="Liberation Serif" fo:font-size="12pt" fo:font-weight="normal" style:font-size-asian="12pt" style:font-weight-asian="normal" style:font-size-complex="12pt" style:font-weight-complex="normal"/>
    </style:style>
    <style:style style:name="T69" style:family="text">
      <style:text-properties style:font-name="Liberation Serif" officeooo:rsid="087b3844"/>
    </style:style>
    <style:style style:name="T70" style:family="text">
      <style:text-properties style:font-name="Liberation Serif" officeooo:rsid="0618191e"/>
    </style:style>
    <style:style style:name="T71" style:family="text">
      <style:text-properties style:font-name="Liberation Serif" officeooo:rsid="087d3117"/>
    </style:style>
    <style:style style:name="T72" style:family="text">
      <style:text-properties style:font-name="Liberation Serif" officeooo:rsid="088b0c17" style:font-name-asian="Noto Sans CJK SC Regular" style:font-name-complex="FreeSans"/>
    </style:style>
    <style:style style:name="T73" style:family="text">
      <style:text-properties style:font-name="Liberation Serif" officeooo:rsid="087d3117" style:font-name-asian="Noto Sans CJK SC Regular" style:font-name-complex="FreeSans"/>
    </style:style>
    <style:style style:name="T74" style:family="text">
      <style:text-properties style:font-name="Liberation Serif" officeooo:rsid="089e3ca6" style:font-name-asian="Noto Sans CJK SC Regular" style:font-name-complex="FreeSans"/>
    </style:style>
    <style:style style:name="T75" style:family="text">
      <style:text-properties style:font-name="Liberation Serif" officeooo:rsid="08b19835" style:font-name-asian="Noto Sans CJK SC Regular" style:font-name-complex="FreeSans"/>
    </style:style>
    <style:style style:name="T76" style:family="text">
      <style:text-properties style:font-name="Liberation Serif" officeooo:rsid="08d5d723" style:font-name-asian="Noto Sans CJK SC Regular" style:font-name-complex="FreeSans"/>
    </style:style>
    <style:style style:name="T77" style:family="text">
      <style:text-properties style:font-name="Liberation Serif" fo:font-style="italic" officeooo:rsid="088b0c17" style:font-name-asian="Noto Sans CJK SC Regular" style:font-style-asian="italic" style:font-name-complex="FreeSans" style:font-style-complex="italic"/>
    </style:style>
    <style:style style:name="T78" style:family="text">
      <style:text-properties style:font-name="Liberation Serif" fo:font-style="italic" officeooo:rsid="087b3844" style:font-name-asian="Noto Sans CJK SC Regular" style:font-style-asian="italic" style:font-name-complex="FreeSans" style:font-style-complex="italic"/>
    </style:style>
    <style:style style:name="T79" style:family="text">
      <style:text-properties style:font-name="Liberation Serif" officeooo:rsid="07a7d658"/>
    </style:style>
    <style:style style:name="T80" style:family="text">
      <style:text-properties style:font-name="Liberation Serif" officeooo:rsid="08ac2105"/>
    </style:style>
    <style:style style:name="T81" style:family="text">
      <style:text-properties style:font-name="Liberation Serif" fo:language="es" fo:country="CO" officeooo:rsid="0618191e"/>
    </style:style>
    <style:style style:name="T82" style:family="text">
      <style:text-properties style:font-name="Liberation Serif" fo:language="es" fo:country="CO" officeooo:rsid="08385b91"/>
    </style:style>
    <style:style style:name="T83" style:family="text">
      <style:text-properties style:font-name="Liberation Serif" fo:language="es" fo:country="CO" officeooo:rsid="082e242e"/>
    </style:style>
    <style:style style:name="T84" style:family="text">
      <style:text-properties style:font-name="Liberation Serif" fo:language="es" fo:country="CO" officeooo:rsid="07b66048"/>
    </style:style>
    <style:style style:name="T85" style:family="text">
      <style:text-properties style:font-name="Liberation Serif" fo:language="es" fo:country="CO" officeooo:rsid="07a7d658"/>
    </style:style>
    <style:style style:name="T86" style:family="text">
      <style:text-properties style:font-name="Liberation Serif" officeooo:rsid="08d2e328"/>
    </style:style>
    <style:style style:name="T87" style:family="text">
      <style:text-properties style:font-name="Liberation Serif" officeooo:rsid="08d9578e"/>
    </style:style>
    <style:style style:name="T88" style:family="text">
      <style:text-properties style:font-name="Liberation Serif" officeooo:rsid="08db5498"/>
    </style:style>
    <style:style style:name="T89" style:family="text">
      <style:text-properties style:font-name="Liberation Serif" officeooo:rsid="08dd2735"/>
    </style:style>
    <style:style style:name="T90" style:family="text">
      <style:text-properties style:font-name="Liberation Serif" officeooo:rsid="08df074b"/>
    </style:style>
    <style:style style:name="T91" style:family="text">
      <style:text-properties fo:font-variant="normal" fo:text-transform="none" fo:color="#000514"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514" style:font-name="Liberation Serif" fo:font-size="12pt" fo:letter-spacing="normal"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93" style:family="text">
      <style:text-properties fo:font-variant="normal" fo:text-transform="none" fo:color="#000514" style:font-name="Liberation Serif" fo:font-size="12pt" fo:letter-spacing="normal"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94" style:family="text">
      <style:text-properties fo:font-variant="normal" fo:text-transform="none" fo:color="#000514" style:font-name="Liberation Serif" fo:font-size="12pt" fo:letter-spacing="normal" fo:language="es" fo:country="CO" fo:font-style="italic" fo:font-weight="normal" officeooo:rsid="0618191e" style:font-name-asian="Noto Sans CJK SC Regular" style:font-size-asian="12pt" style:font-style-asian="italic" style:font-weight-asian="normal" style:font-name-complex="FreeSans" style:font-size-complex="12pt" style:font-style-complex="italic" style:font-weight-complex="normal"/>
    </style:style>
    <style:style style:name="T95" style:family="text">
      <style:text-properties fo:font-variant="normal" fo:text-transform="none" fo:color="#000514" style:font-name="Liberation Serif" fo:letter-spacing="normal"/>
    </style:style>
    <style:style style:name="T96" style:family="text">
      <style:text-properties fo:font-variant="normal" fo:text-transform="none" fo:color="#000514" style:font-name="Liberation Serif" fo:letter-spacing="normal" officeooo:rsid="0618191e"/>
    </style:style>
    <style:style style:name="T97" style:family="text">
      <style:text-properties fo:font-variant="normal" fo:text-transform="none" fo:color="#000514" style:font-name="Liberation Serif" fo:letter-spacing="normal" fo:font-style="italic" officeooo:rsid="0618191e" style:font-style-asian="italic" style:font-style-complex="italic"/>
    </style:style>
    <style:style style:name="T98" style:family="text">
      <style:text-properties fo:font-variant="normal" fo:text-transform="none" fo:color="#000514" style:font-name="Liberation Serif" fo:letter-spacing="normal" officeooo:rsid="087d3117"/>
    </style:style>
    <style:style style:name="T99" style:family="text">
      <style:text-properties fo:font-variant="normal" fo:text-transform="none" fo:color="#000514" style:font-name="Liberation Serif" fo:letter-spacing="normal" officeooo:rsid="087d3117" style:font-name-asian="Noto Sans CJK SC Regular" style:font-name-complex="FreeSans"/>
    </style:style>
    <style:style style:name="T100" style:family="text">
      <style:text-properties fo:font-variant="normal" fo:text-transform="none" fo:color="#000514" style:font-name="Liberation Serif" fo:letter-spacing="normal" officeooo:rsid="088b0c17" style:font-name-asian="Noto Sans CJK SC Regular" style:font-name-complex="FreeSans"/>
    </style:style>
    <style:style style:name="T101" style:family="text">
      <style:text-properties fo:font-variant="normal" fo:text-transform="none" fo:color="#000514" style:font-name="Liberation Serif" fo:letter-spacing="normal" officeooo:rsid="08d4d4b7" style:font-name-asian="Noto Sans CJK SC Regular" style:font-name-complex="FreeSans"/>
    </style:style>
    <style:style style:name="T102" style:family="text">
      <style:text-properties fo:font-variant="normal" fo:text-transform="none" fo:color="#000514" style:font-name="Liberation Serif" fo:letter-spacing="normal" officeooo:rsid="08807b36"/>
    </style:style>
    <style:style style:name="T103" style:family="text">
      <style:text-properties officeooo:rsid="08807b36"/>
    </style:style>
    <style:style style:name="T104" style:family="text">
      <style:text-properties officeooo:rsid="0881bdee"/>
    </style:style>
    <style:style style:name="T105" style:family="text">
      <style:text-properties officeooo:rsid="08859822"/>
    </style:style>
    <style:style style:name="T106" style:family="text">
      <style:text-properties officeooo:rsid="0887b805"/>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language="es" fo:country="CO" fo:font-style="normal" fo:font-weight="normal" officeooo:rsid="08b35d43" style:font-size-asian="12pt" style:font-style-asian="normal" style:font-weight-asian="normal" style:font-size-complex="12pt" style:font-style-complex="normal" style:font-weight-complex="normal"/>
    </style:style>
    <style:style style:name="T109" style:family="text">
      <style:text-properties fo:font-size="12pt" fo:language="es" fo:country="CO" fo:font-style="normal" fo:font-weight="normal" officeooo:rsid="08b3caa7" style:font-size-asian="12pt" style:font-style-asian="normal" style:font-weight-asian="normal" style:font-size-complex="12pt" style:font-style-complex="normal" style:font-weight-complex="normal"/>
    </style:style>
    <style:style style:name="T110" style:family="text">
      <style:text-properties officeooo:rsid="089d9d00"/>
    </style:style>
    <style:style style:name="T111" style:family="text">
      <style:text-properties officeooo:rsid="08a7e79c"/>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number text:level="1" style:num-prefix="Nota "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Not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3">Informe <text:span text:style-name="T8">de la investigación realizada sobre</text:span></text:p>
            <text:p text:style-name="P14">algunos requisitos no funcionales</text:p>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fesor</text:p>
            <text:p text:style-name="P7">Róbinson Coronado García</text:p>
            <text:p text:style-name="P2"/>
            <text:p text:style-name="P2"/>
            <text:p text:style-name="P1"/>
            <text:p text:style-name="P1"/>
            <text:p text:style-name="P12">Alumno<text:span text:style-name="T105">s</text:span></text:p>
            <text:p text:style-name="P3">Oscar Darío Botero Vargas</text:p>
            <text:p text:style-name="P3">C.C. 71’764,308</text:p>
            <text:p text:style-name="P3"/>
            <text:p text:style-name="P8">Kelly Stefanía Tobón Montoya</text:p>
            <text:p text:style-name="P8">C.C. 1,038,814,926 </text:p>
            <text:p text:style-name="P11"/>
            <text:p text:style-name="P11">Juan Guillrmo Hernádez Alarcón</text:p>
            <text:p text:style-name="P9">C.C. 1,0<text:span text:style-name="T104">2</text:span>8,<text:span text:style-name="T104">034</text:span>,<text:span text:style-name="T104">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h text:style-name="P49" text:outline-level="2">Introducción</text:h>
      <text:p text:style-name="P36"/>
      <text:p text:style-name="P25">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2"/>
      <text:p text:style-name="P26">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h text:style-name="P17" text:outline-level="2">Algunos requisitos no funcionales</text:h>
      <text:p text:style-name="P22"/>
      <text:p text:style-name="P37">Adaptabilidad</text:p>
      <text:p text:style-name="P27">El artículo <text:span text:style-name="T3">Adaptability</text:span><text:span text:style-name="T11"> (</text:span>29 <text:span text:style-name="T13">de </text:span>abril <text:span text:style-name="T13">de 2020) dice que:</text:span></text:p>
      <text:p text:style-name="P19">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3"/>
      <text:p text:style-name="P24"><text:span text:style-name="T110">El señor </text:span>Aurelio Gandarillas <text:span text:style-name="T71">(</text:span><text:span text:style-name="T72">2 </text:span><text:span text:style-name="T74">de septiembre de 2017</text:span><text:span text:style-name="T71">)</text:span><text:span text:style-name="T110"> apunta que la adaptabilidad “e</text:span>s la capacidad del producto software de ser adaptado a diferentes entornos sin la aplicación de acciones o medios distintos de los aportados para este propósito por el software considerado.”</text:p>
      <text:p text:style-name="P23"/>
      <text:p text:style-name="P99"><text:span text:style-name="T108">La Organización </text:span><text:span text:style-name="T109">Internacinal para la Normalización (</text:span><text:span text:style-name="T92">ISO/IEC 25010:2011</text:span><text:span text:style-name="T93">, </text:span><text:span text:style-name="T58">20</text:span><text:span text:style-name="T60">1</text:span><text:span text:style-name="T63">1</text:span><text:span text:style-name="T47">)</text:span><text:span text:style-name="T44"> </text:span><text:span text:style-name="T53">define la adaptabilidad como:</text:span></text:p>
      <text:p text:style-name="P92"><text:span text:style-name="T52">[el] </text:span><text:span text:style-name="T53">grado en el que un producto o sistema puede adaptarse, de manera efectiva y eficiente, a diferentes, o en evolución, hardware </text:span><text:span text:style-name="T54">o </text:span><text:span text:style-name="T53">software, </text:span><text:span text:style-name="T55">o</text:span><text:span text:style-name="T53"> </text:span><text:span text:style-name="T56">a </text:span><text:span text:style-name="T53">otros entornos operativos </text:span><text:span text:style-name="T57">o </text:span><text:span text:style-name="T53">de uso.</text:span></text:p>
      <text:p text:style-name="P92"><text:span text:style-name="T53"/></text:p>
      <text:list xml:id="list2685250906" text:style-name="L4">
        <text:list-item>
          <text:p text:style-name="P93"><text:span text:style-name="T53">La adaptabilidad incluye la escalabilidad de la capacidad interna (por ejemplo, campos de pantalla, tablas, volúmenes de transacciones, formatos de informes, etc.).<text:line-break/></text:span></text:p>
        </text:list-item>
        <text:list-item>
          <text:p text:style-name="P94"><text:span text:style-name="T53">Las adaptaciones incluyen aquellas realizadas por personal de soporte especializado y aquellas realizadas por personal comercial u operativo, o usuarios finales.</text:span></text:p>
        </text:list-item>
      </text:list>
      <text:p text:style-name="P97"/>
      <text:p text:style-name="P98">La misma entidad en su norma 25000 (<text:span text:style-name="T101">ISO 25000</text:span><text:span text:style-name="T99">, </text:span><text:span text:style-name="T73">20</text:span><text:span text:style-name="T72">1</text:span><text:span text:style-name="T76">9</text:span><text:span text:style-name="T71">) </text:span><text:span text:style-name="T43">dice que </text:span><text:span text:style-name="T87">la adaptabilidad es una </text:span><text:span text:style-name="T88">subcategoría de la portabilidad, </text:span><text:span text:style-name="T89">la cual define como </text:span><text:span text:style-name="T90">la </text:span><text:span text:style-name="T89">“</text:span><text:span text:style-name="T90">c</text:span><text:span text:style-name="T89">apacidad del producto o componente de ser transferido de forma efectiva y eficiente de un entorno hardware, software, operacional o de utilización a otro.”</text:span></text:p>
      <text:p text:style-name="P97"/>
      <text:p text:style-name="P22"/>
      <text:p text:style-name="P38">Transparencia</text:p>
      <text:p text:style-name="P28">El artículo <text:span text:style-name="T4">Transparency (behavior)</text:span><text:span text:style-name="T7"> (8 de julio de 2020) dice que:</text:span></text:p>
      <text:p text:style-name="P20">En el mundo del software informático, el software de código abierto se refiere a la creación de software, al que se puede acceder libremente al código fuente subyacente. Esto permite su uso, estudio y modificación sin restricciones.</text:p>
      <text:p text:style-name="P20"/>
      <text:p text:style-name="P20">En seguridad informática, el debate continúa en cuanto a los méritos relativos de la divulgación completa de las vulnerabilidades de seguridad, frente a un enfoque de seguridad por oscuridad.</text:p>
      <text:p text:style-name="P20"/>
      <text:p text:style-name="P20">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9"/>
      <text:p text:style-name="P29"/>
      <text:p text:style-name="P38"><text:span text:style-name="T21">L</text:span>egibilidad</text:p>
      <text:p text:style-name="P30"><text:soft-page-break/>Según el artículo <text:span text:style-name="T4">Readability of source code</text:span><text:span text:style-name="T7"> (14 de septiembre de 2020):</text:span></text:p>
      <text:p text:style-name="P20">En la programación de computadoras, la legibilidad se refiere a la facilidad con la que un lector humano puede comprender el propósito, el flujo de control y el funcionamiento del código fuente. Afecta <text:span text:style-name="T22">[los </text:span>aspectos de calidad <text:span text:style-name="T22">de] </text:span>la portabilidad, la <text:span text:style-name="T23">facilidad de uso (usability) </text:span>y, lo más importante, la capacidad de mantenimiento.</text:p>
      <text:p text:style-name="P20"/>
      <text:p text:style-name="P20">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20"/>
      <text:p text:style-name="P20">Seguir un estilo de programación coherente a menudo ayuda a mejorar la legibilidad. Sin embargo, la legibilidad es más que s<text:span text:style-name="T24">ó</text:span>lo estilo de programación. Muchos factores, que tienen poco o nada que ver con la capacidad de la computadora para compilar y ejecutar el código de manera eficiente, contribuyen a la legibilidad. Algunos de estos factores incluyen:</text:p>
      <text:p text:style-name="P20"/>
      <text:list xml:id="list4290199563" text:style-name="L1">
        <text:list-item>
          <text:p text:style-name="P91">Diferentes estilos de sangría (espacios en blanco)</text:p>
        </text:list-item>
        <text:list-item>
          <text:p text:style-name="P91">Comentarios</text:p>
        </text:list-item>
        <text:list-item>
          <text:p text:style-name="P91">Descomposición</text:p>
        </text:list-item>
        <text:list-item>
          <text:p text:style-name="P91">Convenciones de nomenclatura para objetos (como variables, clases, procedimientos, etc.)</text:p>
        </text:list-item>
      </text:list>
      <text:p text:style-name="P20"/>
      <text:p text:style-name="P20">Los aspectos de presentación de esto (como sangrías, saltos de línea, resaltado de color, etc.) a menudo son manejados por el editor de código fuente, pero los aspectos de contenido reflejan el talento y las habilidades del programador.</text:p>
      <text:p text:style-name="P20"/>
      <text:p text:style-name="P20">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9"/>
      <text:p text:style-name="P29"/>
      <text:p text:style-name="P39">Entorno de Desarrollo</text:p>
      <text:p text:style-name="P31">Según el artículo <text:span text:style-name="T3">Deployment environment</text:span><text:span text:style-name="T11"> (5 de mayo de 2020):</text:span></text:p>
      <text:p text:style-name="P21">El entorno de desarrollo (dev) es el <text:span text:style-name="T25">ambiente </text:span>en el <text:span text:style-name="T25">cual los cambios al software son </text:span>desarrolla<text:span text:style-name="T25">dos</text:span>, <text:span text:style-name="T26">la </text:span>más <text:span text:style-name="T26">de las veces es </text:span>simplemente la estación de trabajo de un desarrollador individual. Esto difiere, de varias maneras, del entorno de destino final <text:span text:style-name="T30">pues </text:span>puede no ser una computadora de escritorio (puede ser un teléfono inteligente, un sistema integrado, una máquina <text:span text:style-name="T27">bruta </text:span>en un centro de datos, etc.) <text:span text:style-name="T31">y si sí lo es</text:span>, el entorno del desarrollador <text:span text:style-name="T28">incluirá </text:span>herramientas de desarrollo como un compilador, un entorno de desarrollo integrado <text:span text:style-name="T40">(IDE)</text:span>, versiones diferentes o adicionales de bibliotecas y software de <text:span text:style-name="T29">apoyo</text:span>, etc., que no están presentes en el entorno de un usuario.</text:p>
      <text:p text:style-name="P21"/>
      <text:p text:style-name="P21">En el contexto del control de revisiones, particularmente con varios desarrolladores, se establecen distinciones más precisas: un desarrollador tiene una copia de trabajo del código fuente en su máquina y <text:span text:style-name="T33">envia </text:span>los cambios al repositorio, <text:span text:style-name="T32">cuyo destino es el </text:span>tronco o una rama, según <text:span text:style-name="T34">la </text:span>metodología de desarrollo. El entorno <text:span text:style-name="T35">de </text:span>una estación de trabajo individual, en <text:span text:style-name="T35">el </text:span>que se trabajan y prueban los cambios, puede denominarse <text:span text:style-name="T2">entorno local</text:span>, <text:span text:style-name="T5">entorno de pruebas</text:span><text:span text:style-name="T36"> </text:span>o <text:span text:style-name="T5">caja </text:span><text:soft-page-break/><text:span text:style-name="T5">de arena</text:span><text:span text:style-name="T36"> (</text:span><text:span text:style-name="T37">sandbox</text:span><text:span text:style-name="T36">)</text:span>. La creación de la copia del repositorio <text:span text:style-name="T38">con el</text:span> código fuente en un entorno 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1">por </text:span>cada revisión. El concepto <text:span text:style-name="T42">a</text:span> nivel de código fuente de "confirmar un cambio en el repositorio", seguido de la construcción del tronco o rama, corresponde a presionar para liberar de local (entorno de<text:span text:style-name="T39">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9"/>
      <text:p text:style-name="P29"/>
      <text:p text:style-name="P40">Soportabilidad</text:p>
      <text:p text:style-name="P32">Según el artículo <text:span text:style-name="T97">Conceptos de Confiabilidad, Mantenibilidad y Soportabilidad</text:span><text:span text:style-name="T3"> </text:span><text:span text:style-name="T11">(</text:span><text:span text:style-name="T69">19</text:span><text:span text:style-name="T70"> de </text:span><text:span text:style-name="T69">abril</text:span><text:span text:style-name="T70"> de 20</text:span><text:span text:style-name="T69">17</text:span><text:span text:style-name="T11">):</text:span></text:p>
      <text:p text:style-name="P69">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65" text:outline-level="1"/>
      <text:h text:style-name="P64" text:outline-level="1"><text:span text:style-name="T95">Según el artículo </text:span><text:span text:style-name="T97">Capturing Architectural Requirement</text:span><text:span text:style-name="T96">s. </text:span><text:span text:style-name="T98">(</text:span><text:span text:style-name="T99">15 de noviembre de 2005</text:span><text:span text:style-name="T98">)</text:span><text:span text:style-name="T96">:</text:span></text:h>
      <text:p text:style-name="P67">La capacidad de soporte se refiere a características tales como capacidad de prueba, adaptabilidad, mantenibilidad, compatibilidad, configurabilidad, instalabilidad, escalabilidad y localización.</text:p>
      <text:p text:style-name="P47"/>
      <text:p text:style-name="P47"/>
      <text:p text:style-name="P44">Compatibilidad</text:p>
      <text:p text:style-name="P33">Según el artículo <text:span text:style-name="T2">Requisitos no funcionales</text:span><text:span text:style-name="T11">:</text:span></text:p>
      <text:p text:style-name="P70"><text:span text:style-name="T103">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72"/>
      <text:list xml:id="list848358030" text:style-name="L2">
        <text:list-item>
          <text:p text:style-name="P95">Coexistencia: Capacidad del producto para coexistir con otro software independiente, en un entorno común, compartiendo recursos comunes sin detrimento.</text:p>
          <text:p text:style-name="P95"/>
        </text:list-item>
        <text:list-item>
          <text:p text:style-name="P95">Interoperabilidad: Capacidad de dos o más sistemas o componentes para intercambiar información y utilizar la información intercambiada.</text:p>
        </text:list-item>
      </text:list>
      <text:h text:style-name="P66" text:outline-level="1"/>
      <text:h text:style-name="P68" text:outline-level="1"><text:span text:style-name="T102">Ejemplo: </text:span><text:span text:style-name="T96">El sistema deberá ser compatible con los navegadores Internet Explorer 6 y Mozilla Firefox 3.</text:span></text:h>
      <text:p text:style-name="P48"/>
      <text:p text:style-name="P48"/>
      <text:p text:style-name="P45">Exactitud o precisión</text:p>
      <text:p text:style-name="P35">Según el artículo <text:span text:style-name="T2">What are Accuracy Requirements? </text:span><text:span text:style-name="T71">(</text:span><text:span text:style-name="T72">02</text:span><text:span text:style-name="T73"> de </text:span><text:span text:style-name="T72">mayo</text:span><text:span text:style-name="T73"> de 20</text:span><text:span text:style-name="T72">18</text:span><text:span text:style-name="T71">)</text:span><text:span text:style-name="T11">:</text:span></text:p>
      <text:p text:style-name="P71">No existe una definición estándar de un requisito no funcional de precisión. Se definirá para cada proyecto donde sea necesario especificarlo. Este principio es válido para todos los requisitos no funcionales.</text:p>
      <text:p text:style-name="P73"/>
      <text:p text:style-name="P73"><text:soft-page-break/>Un punto general sobre los requisitos de precisión que, en principio, se aplica a todos los requisitos de todos modos: a menudo, el requisito de precisión se indicará como "La solución debe ser 100% precisa".</text:p>
      <text:p text:style-name="P73"/>
      <text:p text:style-name="P73">Ser 100% exacto puede implicar una gran cantidad de verificación y doble verificación (para garantizar que los datos sean correctos), lo que puede hacer que entren en conflicto con otros 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42"/>
      <text:p text:style-name="P42"/>
      <text:p text:style-name="P46">Registrabilidad</text:p>
      <text:p text:style-name="P34">Según el artículo <text:span text:style-name="T2">Architectural Requirements</text:span><text:span text:style-name="T11">: </text:span></text:p>
      <text:p text:style-name="P75">Se trata de un requerimiento no funcional que está en el grupo de operabilidad (operability). Nos indica básicamente la capacidad de registrar logs como forma de seguimiento a las transacciones, operaciones o procesos que realiza un sistema.</text:p>
      <text:p text:style-name="P75"/>
      <text:p text:style-name="P74"><text:span text:style-name="T96">L</text:span><text:span text:style-name="T95">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43"/>
      <text:p text:style-name="P43"/>
      <text:p text:style-name="P46">Understandability</text:p>
      <text:p text:style-name="P41">Según el <text:span text:style-name="T106">documento</text:span> <text:span text:style-name="T2">Non-Functional Requirements </text:span><text:span text:style-name="T47">(</text:span><text:span text:style-name="T50">12</text:span><text:span text:style-name="T58"> de </text:span><text:span text:style-name="T59">marzo</text:span><text:span text:style-name="T58"> de 20</text:span><text:span text:style-name="T61">08</text:span><text:span text:style-name="T47">)</text:span><text:span text:style-name="T11">:</text:span></text:p>
      <text:p text:style-name="P76">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h text:style-name="P17" text:outline-level="2">Referencias</text:h>
      <text:p text:style-name="P16"/>
      <text:p text:style-name="P90"><text:span text:style-name="T81">Adaptability. (</text:span><text:span text:style-name="T82">29 </text:span><text:span text:style-name="T83">de </text:span><text:span text:style-name="T82">abril </text:span><text:span text:style-name="T83">de 2020</text:span><text:span text:style-name="T81">). </text:span><text:span text:style-name="T84">En</text:span><text:span text:style-name="T81"> </text:span><text:span text:style-name="Emphasis"><text:span text:style-name="T81">Wikipedia</text:span></text:span><text:span text:style-name="T81">. </text:span><text:span text:style-name="T85">Recuperado el 16 de septiembre de 2020 desde </text:span><text:a xlink:type="simple" xlink:href="https://en.wikipedia.org/w/index.php?title=Adaptability&amp;oldid=953823158" text:style-name="Internet_20_link" text:visited-style-name="Visited_20_Internet_20_Link"><text:span text:style-name="T81">https://en.wikipedia.org/w/index.php?title=Adaptability&amp;oldid=953823158</text:span></text:a></text:p>
      <text:p text:style-name="P88"><text:span text:style-name="T44"/></text:p>
      <text:h text:style-name="P78" text:outline-level="1"><text:span text:style-name="T44">Aurelio Gandarillas. </text:span><text:span text:style-name="T47">(</text:span><text:span text:style-name="T60">2 </text:span><text:span text:style-name="T62">de septiembre de 2017</text:span><text:span text:style-name="T47">)</text:span><text:span text:style-name="T44"> </text:span><text:span text:style-name="T94">Adaptabilidad</text:span><text:span text:style-name="T44">. </text:span><text:span text:style-name="T45">Recuperado el 1</text:span><text:span text:style-name="T51">9</text:span><text:span text:style-name="T45"> de septiembre de 2020 desde </text:span><text:a xlink:type="simple" xlink:href="https://glosario.es/istqb/adaptabilidad/" text:style-name="Internet_20_link" text:visited-style-name="Visited_20_Internet_20_Link"><text:span text:style-name="T107">https://glosario.es/istqb/adaptabilidad/</text:span></text:a></text:h>
      <text:p text:style-name="P88"><text:span text:style-name="T107"/></text:p>
      <text:h text:style-name="P79" text:outline-level="1"><text:span text:style-name="T100">ISO/IEC 25010:2011</text:span><text:span text:style-name="T43"> </text:span><text:span text:style-name="T71">(</text:span><text:span text:style-name="T73">20</text:span><text:span text:style-name="T72">1</text:span><text:span text:style-name="T75">1</text:span><text:span text:style-name="T71">)</text:span><text:span text:style-name="T43"> </text:span><text:span text:style-name="T77">Systems and software engineering — Systems and software Quality Requirements and Evaluation (SQuaRE) — System and software quality models</text:span><text:span text:style-name="T43">. </text:span><text:span text:style-name="T79">Recuperado el </text:span><text:span text:style-name="T80">25 </text:span><text:span text:style-name="T79">de septiembre de 2020 desde </text:span><text:a xlink:type="simple" xlink:href="https://www.iso.org/obp/ui/#iso:std:iso-iec:25010:ed-1:v1:en" text:style-name="Internet_20_link" text:visited-style-name="Visited_20_Internet_20_Link"><text:span text:style-name="T79">https://www.iso.org/obp/ui/#iso:std:iso-iec:25010:ed-1:v1:en</text:span></text:a></text:h>
      <text:p text:style-name="P84"><text:span text:style-name="T79"/></text:p>
      <text:h text:style-name="P80" text:outline-level="1"><text:span text:style-name="T101">ISO 25000</text:span><text:span text:style-name="T79"> </text:span><text:span text:style-name="T71">(</text:span><text:span text:style-name="T73">20</text:span><text:span text:style-name="T72">1</text:span><text:span text:style-name="T76">9</text:span><text:span text:style-name="T71">)</text:span><text:span text:style-name="T79"> </text:span><text:span text:style-name="T86">P</text:span><text:span text:style-name="T77">ortabilidad</text:span><text:span text:style-name="T79">. Recuperado el </text:span><text:span text:style-name="T80">25 </text:span><text:span text:style-name="T79">de septiembre de 2020 desde </text:span><text:a xlink:type="simple" xlink:href="https://www.iso25000.com/index.php/normas-iso-25000/iso-25010/27-portabilidad" text:style-name="Internet_20_link" text:visited-style-name="Visited_20_Internet_20_Link"><text:span text:style-name="T79">https://www.iso25000.com/index.php/normas-iso-25000/iso-25010/27-portabilidad</text:span></text:a></text:h>
      <text:p text:style-name="P84"><text:span text:style-name="T79"/></text:p>
      <text:p text:style-name="P52">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52"/>
      <text:p text:style-name="P53">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85"/>
      <text:p text:style-name="P50"><text:span text:style-name="T18">Transparency (behavior)</text:span><text:span text:style-name="T15">. (</text:span><text:span text:style-name="T19">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54"/>
      <text:p text:style-name="P51"><text:span text:style-name="T18">Readability of source code</text:span><text:span text:style-name="T15">. (</text:span><text:span text:style-name="T20">14 de septiembre </text:span><text:span text:style-name="T19">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86"/>
      <text:h text:style-name="P81" text:outline-level="1"><text:span text:style-name="T96">Conceptos de Confiabilidad, Mantenibilidad y Soportabilidad</text:span><text:span text:style-name="T70">. (</text:span><text:span text:style-name="T69">19</text:span><text:span text:style-name="T70"> de </text:span><text:span text:style-name="T69">abril</text:span><text:span text:style-name="T70"> de 20</text:span><text:span text:style-name="T69">17</text:span><text:span text:style-name="T70">). En </text:span><text:span text:style-name="Emphasis"><text:span text:style-name="T78">Scribd</text:span></text:span><text:span text:style-name="T70">. </text:span><text:span text:style-name="T43">Recuperado el 1</text:span><text:span text:style-name="T69">8</text:span><text:span text:style-name="T43"> de septiembre de 2020 desde </text:span><text:a xlink:type="simple" xlink:href="https://es.scribd.com/document/345774524/Conceptos-de-Confiabilidad-Mantenibilidad-y-Soportabilidad" text:style-name="Internet_20_link" text:visited-style-name="Visited_20_Internet_20_Link"><text:span text:style-name="T43">https://es.scribd.com/document/345774524/Conceptos-de-Confiabilidad-Mantenibilidad-y-Soportabilidad</text:span></text:a></text:h>
      <text:p text:style-name="P87"><text:span text:style-name="T43"/></text:p>
      <text:p text:style-name="P55"><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89"/>
      <text:h text:style-name="P61" text:outline-level="1"><text:span text:style-name="T91">Capturing Architectural Requirements</text:span><text:span text:style-name="T44">. </text:span><text:span text:style-name="T47">(</text:span><text:span text:style-name="T58">15 de noviembre de 2005</text:span><text:span text:style-name="T47">)</text:span><text:span text:style-name="T44"> En </text:span><text:span text:style-name="Emphasis"><text:span text:style-name="T64">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68">https://www.ibm.com/developerworks/rational/library/4706.html</text:span></text:a></text:h>
      <text:p text:style-name="P57"/>
      <text:h text:style-name="P62" text:outline-level="1"><text:span text:style-name="T91">Requisitos no funcionales</text:span><text:span text:style-name="T44">. En </text:span><text:span text:style-name="T66">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68">https://personales.unican.es/blancobc/apuntesis/modeladoUML/RNF/index.html</text:span></text:a></text:h>
      <text:p text:style-name="P58"/>
      <text:h text:style-name="P62" text:outline-level="1"><text:soft-page-break/><text:span text:style-name="T91">Especificación de Requisitos del Sistema</text:span><text:span text:style-name="T44">. </text:span><text:span text:style-name="T47">(</text:span><text:span text:style-name="T48">1</text:span><text:span text:style-name="T58"> de </text:span><text:span text:style-name="T59">marzo</text:span><text:span text:style-name="T58"> de 20</text:span><text:span text:style-name="T59">13</text:span><text:span text:style-name="T47">)</text:span><text:span text:style-name="T44"> En </text:span><text:span text:style-name="Emphasis"><text:span text:style-name="T64">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68">http://www.juntadeandalucia.es/servicios/madeja/contenido/recurso/407</text:span></text:a></text:h>
      <text:p text:style-name="P60"/>
      <text:h text:style-name="P63" text:outline-level="1"><text:span text:style-name="T91">Non-Functional Requirements</text:span><text:span text:style-name="T44">. </text:span><text:span text:style-name="T47">(</text:span><text:span text:style-name="T50">12</text:span><text:span text:style-name="T58"> de </text:span><text:span text:style-name="T59">marzo</text:span><text:span text:style-name="T58"> de 20</text:span><text:span text:style-name="T61">08</text:span><text:span text:style-name="T47">)</text:span><text:span text:style-name="T44"> En </text:span><text:span text:style-name="Emphasis"><text:span text:style-name="T64">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text:span text:style-name="T107">https://www.site.uottawa.ca/~bochmann/SEG3101/Notes/SEG3101-ch3-4%20-%20Non-Functional%20Requirements%20-%20Qualities.pdf</text:span></text:a></text:h>
      <text:p text:style-name="P56"/>
      <text:h text:style-name="P63" text:outline-level="1"><text:span text:style-name="T91">Architectural Requirements</text:span><text:span text:style-name="T44">. </text:span><text:span text:style-name="T47">(</text:span><text:span text:style-name="T49">30</text:span><text:span text:style-name="T58"> de </text:span><text:span text:style-name="T60">abril</text:span><text:span text:style-name="T58"> de 20</text:span><text:span text:style-name="T61">0</text:span><text:span text:style-name="T60">4</text:span><text:span text:style-name="T47">)</text:span><text:span text:style-name="T44"> </text:span><text:span text:style-name="T60">IBM</text:span><text:span text:style-name="T44">. </text:span><text:span text:style-name="T45">Recuperado el 1</text:span><text:span text:style-name="T46">8</text:span><text:span text:style-name="T45"> de septiembre de 2020 desde </text:span><text:a xlink:type="simple" xlink:href="https://www.ibm.com/developerworks/rational/library/4708.html" text:style-name="Internet_20_link" text:visited-style-name="Visited_20_Internet_20_Link"><text:span text:style-name="T107">https://www.ibm.com/developerworks/rational/library/4708.html</text:span></text:a></text:h>
      <text:p text:style-name="P59"/>
      <text:h text:style-name="P63" text:outline-level="1"><text:span text:style-name="T91">What are Accuracy Requirements?</text:span><text:span text:style-name="T44"> </text:span><text:span text:style-name="T47">(</text:span><text:span text:style-name="T60">02</text:span><text:span text:style-name="T58"> de </text:span><text:span text:style-name="T60">mayo</text:span><text:span text:style-name="T58"> de 20</text:span><text:span text:style-name="T60">18</text:span><text:span text:style-name="T47">)</text:span><text:span text:style-name="T44"> </text:span><text:span text:style-name="T67">R</text:span><text:span text:style-name="T65">equirements</text:span><text:span text:style-name="T44">. </text:span><text:span text:style-name="T45">Recuperado el 1</text:span><text:span text:style-name="T46">8</text:span><text:span text:style-name="T45">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68">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68">.</text:span></text:a></text:h>
      <text:p text:style-name="P82"><text:span text:style-name="T68"/></text:p>
      <text:p text:style-name="P82"><text:span text:style-name="T68"/></text:p>
      <text:p text:style-name="P82"><text:span text:style-name="T68"/></text:p>
      <text:p text:style-name="P82"><text:span text:style-name="T68"/></text:p>
      <text:p text:style-name="P82"><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25T14:21:56.556840958</dc:date>
    <meta:editing-duration>P4DT4H17M52S</meta:editing-duration>
    <meta:editing-cycles>2042</meta:editing-cycles>
    <meta:generator>LibreOffice/6.0.7.3$Linux_X86_64 LibreOffice_project/00m0$Build-3</meta:generator>
    <dc:creator>Oscar Darío Botero Vargas</dc:creator>
    <meta:document-statistic meta:table-count="0" meta:image-count="0" meta:object-count="0" meta:page-count="8" meta:paragraph-count="91" meta:word-count="2175" meta:character-count="15465" meta:non-whitespace-character-count="13382"/>
  </office:meta>
</office:document-meta>
</file>